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dc44" officeooo:paragraph-rsid="0019dc44"/>
    </style:style>
    <style:style style:name="P2" style:family="paragraph" style:parent-style-name="Standard">
      <style:text-properties officeooo:paragraph-rsid="001bb52f"/>
    </style:style>
    <style:style style:name="P3" style:family="paragraph" style:parent-style-name="Standard" style:list-style-name="L1">
      <style:text-properties officeooo:rsid="001bb52f" officeooo:paragraph-rsid="001bb52f"/>
    </style:style>
    <style:style style:name="P4" style:family="paragraph" style:parent-style-name="Standard" style:list-style-name="L1">
      <style:text-properties officeooo:rsid="001bb985" officeooo:paragraph-rsid="001bb985"/>
    </style:style>
    <style:style style:name="P5" style:family="paragraph" style:parent-style-name="Standard" style:list-style-name="L1">
      <style:text-properties officeooo:rsid="001d1b66" officeooo:paragraph-rsid="001d1b66"/>
    </style:style>
    <style:style style:name="P6" style:family="paragraph" style:parent-style-name="Standard" style:list-style-name="L1">
      <style:text-properties officeooo:paragraph-rsid="001d1b66"/>
    </style:style>
    <style:style style:name="P7" style:family="paragraph" style:parent-style-name="Standard" style:list-style-name="L1">
      <style:text-properties officeooo:paragraph-rsid="001ffe5e"/>
    </style:style>
    <style:style style:name="P8" style:family="paragraph" style:parent-style-name="Standard" style:list-style-name="L1">
      <style:text-properties officeooo:paragraph-rsid="00204d57"/>
    </style:style>
    <style:style style:name="P9" style:family="paragraph" style:parent-style-name="Standard" style:list-style-name="L1">
      <style:text-properties officeooo:paragraph-rsid="00215891"/>
    </style:style>
    <style:style style:name="P10" style:family="paragraph" style:parent-style-name="Standard" style:list-style-name="L1">
      <style:text-properties officeooo:paragraph-rsid="002ae574"/>
    </style:style>
    <style:style style:name="P11" style:family="paragraph" style:parent-style-name="Standard" style:list-style-name="L1">
      <style:text-properties officeooo:paragraph-rsid="003e038f"/>
    </style:style>
    <style:style style:name="P12" style:family="paragraph" style:parent-style-name="Standard" style:list-style-name="L1">
      <style:text-properties officeooo:paragraph-rsid="003fd70d"/>
    </style:style>
    <style:style style:name="P13" style:family="paragraph" style:parent-style-name="Standard" style:list-style-name="L1">
      <style:text-properties officeooo:rsid="00215891" officeooo:paragraph-rsid="00215891"/>
    </style:style>
    <style:style style:name="P14" style:family="paragraph" style:parent-style-name="Standard" style:list-style-name="L1">
      <style:text-properties officeooo:rsid="0021add6" officeooo:paragraph-rsid="0021add6"/>
    </style:style>
    <style:style style:name="P15" style:family="paragraph" style:parent-style-name="Standard" style:list-style-name="L1">
      <style:text-properties officeooo:rsid="0022c21e" officeooo:paragraph-rsid="0022c21e"/>
    </style:style>
    <style:style style:name="P16" style:family="paragraph" style:parent-style-name="Standard" style:list-style-name="L1">
      <style:text-properties officeooo:rsid="00264f66" officeooo:paragraph-rsid="00264f66"/>
    </style:style>
    <style:style style:name="P17" style:family="paragraph" style:parent-style-name="Standard" style:list-style-name="L1">
      <style:text-properties officeooo:rsid="0027ee3c" officeooo:paragraph-rsid="0027ee3c"/>
    </style:style>
    <style:style style:name="P18" style:family="paragraph" style:parent-style-name="Standard" style:list-style-name="L1">
      <style:text-properties officeooo:rsid="0029ab12" officeooo:paragraph-rsid="0029ab12"/>
    </style:style>
    <style:style style:name="P19" style:family="paragraph" style:parent-style-name="Standard" style:list-style-name="L1">
      <style:text-properties officeooo:rsid="002ae574" officeooo:paragraph-rsid="002ae574"/>
    </style:style>
    <style:style style:name="P20" style:family="paragraph" style:parent-style-name="Standard" style:list-style-name="">
      <style:text-properties officeooo:rsid="002b2a3b" officeooo:paragraph-rsid="002b2a3b"/>
    </style:style>
    <style:style style:name="P21" style:family="paragraph" style:parent-style-name="Standard" style:list-style-name="L1">
      <style:text-properties officeooo:rsid="002bb8d2" officeooo:paragraph-rsid="002b2a3b"/>
    </style:style>
    <style:style style:name="P22" style:family="paragraph" style:parent-style-name="Standard" style:list-style-name="L1">
      <style:text-properties officeooo:rsid="0030d03c" officeooo:paragraph-rsid="0030d03c"/>
    </style:style>
    <style:style style:name="P23" style:family="paragraph" style:parent-style-name="Standard" style:list-style-name="L1">
      <style:text-properties officeooo:rsid="0031c1a5" officeooo:paragraph-rsid="0031c1a5"/>
    </style:style>
    <style:style style:name="P24" style:family="paragraph" style:parent-style-name="Standard" style:list-style-name="L1">
      <style:text-properties officeooo:rsid="00348611" officeooo:paragraph-rsid="00348611"/>
    </style:style>
    <style:style style:name="P25" style:family="paragraph" style:parent-style-name="Standard" style:list-style-name="L1">
      <style:text-properties officeooo:rsid="00356e8d" officeooo:paragraph-rsid="00356e8d"/>
    </style:style>
    <style:style style:name="P26" style:family="paragraph" style:parent-style-name="Standard" style:list-style-name="L1">
      <style:text-properties officeooo:rsid="003a690f" officeooo:paragraph-rsid="003a690f"/>
    </style:style>
    <style:style style:name="P27" style:family="paragraph" style:parent-style-name="Standard" style:list-style-name="L1">
      <style:text-properties officeooo:rsid="003e038f" officeooo:paragraph-rsid="003e038f"/>
    </style:style>
    <style:style style:name="P28" style:family="paragraph" style:parent-style-name="Standard" style:list-style-name="L1">
      <style:text-properties officeooo:rsid="003fd70d" officeooo:paragraph-rsid="003fd70d"/>
    </style:style>
    <style:style style:name="P29" style:family="paragraph" style:parent-style-name="Standard" style:list-style-name="L1">
      <style:paragraph-properties fo:break-before="page"/>
      <style:text-properties officeooo:rsid="002b2a3b" officeooo:paragraph-rsid="002b2a3b"/>
    </style:style>
    <style:style style:name="T1" style:family="text">
      <style:text-properties officeooo:rsid="0019dc44"/>
    </style:style>
    <style:style style:name="T2" style:family="text">
      <style:text-properties officeooo:rsid="001b6752"/>
    </style:style>
    <style:style style:name="T3" style:family="text">
      <style:text-properties officeooo:rsid="001d1b66"/>
    </style:style>
    <style:style style:name="T4" style:family="text">
      <style:text-properties officeooo:rsid="001df9f1"/>
    </style:style>
    <style:style style:name="T5" style:family="text">
      <style:text-properties officeooo:rsid="001ff20f"/>
    </style:style>
    <style:style style:name="T6" style:family="text">
      <style:text-properties officeooo:rsid="001ffe5e"/>
    </style:style>
    <style:style style:name="T7" style:family="text">
      <style:text-properties officeooo:rsid="00204d57"/>
    </style:style>
    <style:style style:name="T8" style:family="text">
      <style:text-properties officeooo:rsid="00215891"/>
    </style:style>
    <style:style style:name="T9" style:family="text">
      <style:text-properties officeooo:rsid="0021add6"/>
    </style:style>
    <style:style style:name="T10" style:family="text">
      <style:text-properties officeooo:rsid="00237eee"/>
    </style:style>
    <style:style style:name="T11" style:family="text">
      <style:text-properties officeooo:rsid="0029ab12"/>
    </style:style>
    <style:style style:name="T12" style:family="text">
      <style:text-properties fo:font-weight="bold" officeooo:rsid="0029ab12" style:font-weight-asian="bold" style:font-weight-complex="bold"/>
    </style:style>
    <style:style style:name="T13" style:family="text">
      <style:text-properties fo:font-weight="bold" officeooo:rsid="002f8d51" style:font-weight-asian="bold" style:font-weight-complex="bold"/>
    </style:style>
    <style:style style:name="T14" style:family="text">
      <style:text-properties fo:font-weight="bold" officeooo:rsid="003e038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9ab12" style:font-weight-asian="normal" style:font-weight-complex="normal"/>
    </style:style>
    <style:style style:name="T17" style:family="text">
      <style:text-properties fo:font-weight="normal" officeooo:rsid="002ae574" style:font-weight-asian="normal" style:font-weight-complex="normal"/>
    </style:style>
    <style:style style:name="T18" style:family="text">
      <style:text-properties fo:font-weight="normal" officeooo:rsid="002f8d51" style:font-weight-asian="normal" style:font-weight-complex="normal"/>
    </style:style>
    <style:style style:name="T19" style:family="text">
      <style:text-properties fo:font-weight="normal" officeooo:rsid="00370c7b" style:font-weight-asian="normal" style:font-weight-complex="normal"/>
    </style:style>
    <style:style style:name="T20" style:family="text">
      <style:text-properties fo:font-weight="normal" officeooo:rsid="003e038f" style:font-weight-asian="normal" style:font-weight-complex="normal"/>
    </style:style>
    <style:style style:name="T21" style:family="text">
      <style:text-properties fo:font-weight="normal" officeooo:rsid="003fd70d" style:font-weight-asian="normal" style:font-weight-complex="normal"/>
    </style:style>
    <style:style style:name="T22" style:family="text">
      <style:text-properties officeooo:rsid="003e038f"/>
    </style:style>
    <style:style style:name="T23" style:family="text">
      <style:text-properties officeooo:rsid="003fd7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Update Project Nutrifood – ITB </text:span></text:p>
      <text:p text:style-name="P2"><text:span text:style-name="T2">Pasca Meeting Vcon 13 Mei 2020</text:span></text:p>
      <text:p text:style-name="P1">Schedulling Produksi GRB</text:p>
      <text:p text:style-name="P1"/>
      <text:list xml:id="list1611893881" text:style-name="L1">
        <text:list-item>
          <text:p text:style-name="P3">13 Mei 2020 <text:span text:style-name="T3">11:36</text:span></text:p>
          <text:list>
            <text:list-item>
              <text:p text:style-name="P3">ITB meminta informasi runtime untuk mesin filling 60 rpm.</text:p>
            </text:list-item>
            <text:list-item>
              <text:p text:style-name="P4">Info dari Galih:</text:p>
              <text:list>
                <text:list-item>
                  <text:p text:style-name="P4">Bisa diproporsionalkan dan akan ada update informasi terbaru dari akibat update dari produk.</text:p>
                </text:list-item>
              </text:list>
            </text:list-item>
          </text:list>
        </text:list-item>
        <text:list-item>
          <text:p text:style-name="P5">13 Mei 2020 13:42</text:p>
          <text:list>
            <text:list-item>
              <text:p text:style-name="P6"><text:span text:style-name="T3">Nutrifood memberikan beberapa informasi yang dibutuhkan pasca </text:span><text:span text:style-name="T4">meeting vcon, yakni:</text:span></text:p>
              <text:list>
                <text:list-item>
                  <text:p text:style-name="P8"><text:span text:style-name="T7">Done </text:span><text:span text:style-name="T10">dikirim saat ini juga.</text:span></text:p>
                  <text:list>
                    <text:list-item>
                      <text:p text:style-name="P8">D<text:span text:style-name="T4">e</text:span>skripsi Longshift --&gt; ada di dalam File terlampir <text:span text:style-name="T6">(bersamaan dengan file review gantt chart).</text:span></text:p>
                    </text:list-item>
                    <text:list-item>
                      <text:p text:style-name="P7">Kirim file Meeting 13/05/20 <text:span text:style-name="T5">(review gantt chart).</text:span></text:p>
                    </text:list-item>
                  </text:list>
                </text:list-item>
                <text:list-item>
                  <text:p text:style-name="P8"><text:span text:style-name="T7">Done </text:span><text:span text:style-name="T10">dikirim pada 14 Mei 2020 11:55.</text:span></text:p>
                  <text:list>
                    <text:list-item>
                      <text:p text:style-name="P8">Waktu Filling packing tiap item mixing</text:p>
                    </text:list-item>
                    <text:list-item>
                      <text:p text:style-name="P6">Perkiraan kebutuhan packaging roll (berapa roll/bacth/item)</text:p>
                    </text:list-item>
                    <text:list-item>
                      <text:p text:style-name="P6">Jadwal update yang ada TS nya (5-13 Sept 2019)</text:p>
                    </text:list-item>
                  </text:list>
                </text:list-item>
              </text:list>
            </text:list-item>
          </text:list>
        </text:list-item>
        <text:list-item>
          <text:p text:style-name="P13">14 Mei 2020 10:58</text:p>
          <text:list>
            <text:list-item>
              <text:p text:style-name="P13">ITB menanyakan beberapa hal:</text:p>
              <text:list>
                <text:list-item>
                  <text:p text:style-name="P13">Sebelumnya dijelaskan kalau kategori produk utk mesin diolah di mesin filling itu ada 18P dan 4P (16R). Lalu dijelaskan juga kalau produk dgn kategori 4P itu diprioritaskan di mesin2 85 rpm. Pada catatan kami, ada juga diskusi kalau produk 11 gr diprioritaskan di mesin 85 rpm. Dari contoh demand yg kami punya, ada beberapa produk 18P yg juga memiliki keterangan 11gr. Pertanyaan kami bagaimana penentuan kategori utk produk2 ini? Apakah akan masuk kategori 18P atau 4P (krn yg jadi prioritas mesin 85 rpm produk 4P)?</text:p>
                </text:list-item>
              </text:list>
            </text:list-item>
            <text:list-item>
              <text:p text:style-name="P13">Info dari Galih:</text:p>
              <text:list>
                <text:list-item>
                  <text:p text:style-name="P9"><text:span text:style-name="T8">Urutan yang didahulukan 11 gr, lalu 4P atau 16R.</text:span></text:p>
                </text:list-item>
                <text:list-item>
                  <text:p text:style-name="P9"><text:span text:style-name="T9">T</text:span>ambahan sedikit. jika di minggu tersebut tidak ada sama sekali jadwal 11 gr atau 4P maka 85 rpm juga musti diprioritaskan untuk jalan, baru ke 70 baru terakhir ke 60</text:p>
                </text:list-item>
              </text:list>
            </text:list-item>
            <text:list-item>
              <text:p text:style-name="P15">Konfirmasi dari Bu Rieske:</text:p>
              <text:list>
                <text:list-item>
                  <text:p text:style-name="P15">Ketangkap idenya Mas Galih. Karena jadwal optimal otomatis akan menggunakan mesin 85 terlebih dahulu.</text:p>
                </text:list-item>
              </text:list>
            </text:list-item>
          </text:list>
        </text:list-item>
        <text:list-item>
          <text:p text:style-name="P14">14 Mei 2020 11:42</text:p>
          <text:list>
            <text:list-item>
              <text:p text:style-name="P14">Bu Rieske meminta contoh file UBP <text:s/>dan UBF.</text:p>
            </text:list-item>
            <text:list-item>
              <text:p text:style-name="P16">File telah dikirim oleh David 11:58.</text:p>
            </text:list-item>
            <text:list-item>
              <text:p text:style-name="P17">14 Mei 2020 12:10</text:p>
              <text:list>
                <text:list-item>
                  <text:p text:style-name="P17">ITB <text:span text:style-name="T11">bertanya tentang maksud kode item pada data </text:span><text:span text:style-name="T12">daftar runtime filling &amp; kebutuhan Roll</text:span><text:span text:style-name="T16">.</text:span></text:p>
                </text:list-item>
                <text:list-item>
                  <text:p text:style-name="P18"><text:span text:style-name="T15">Konfirmasi David:</text:span></text:p>
                  <text:list>
                    <text:list-item>
                      <text:p text:style-name="P18"><text:span text:style-name="T15">Bisa diabaikan.</text:span></text:p>
                    </text:list-item>
                  </text:list>
                </text:list-item>
              </text:list>
            </text:list-item>
          </text:list>
        </text:list-item>
        <text:list-item>
          <text:p text:style-name="P19"><text:span text:style-name="T15">15 Mei 2020 11:27</text:span></text:p>
          <text:list>
            <text:list-item>
              <text:p text:style-name="P19"><text:span text:style-name="T15">ITB mengkonfirmasi:</text:span></text:p>
              <text:list>
                <text:list-item>
                  <text:p text:style-name="P19"><text:span text:style-name="T15">Saya ingin mengonfirmasi apakah keterangan kategori produk utk mesin filling yg kami buat sudah benar? Kategori ini di-generate otomatis oleh computer codes kami. Keterangan tersebut ada di dua kolom terakhir: kolom #1 keterangan produk-11-gram (bernilai 1 jika ada keterangan "11g" atau "11gr" pada nama produk, 0 lainnya); kolom #2 keterangan produk 4P (16R) atau 18P.</text:span></text:p>
                </text:list-item>
                <text:list-item>
                  <text:p text:style-name="P10"><text:span text:style-name="T17">File hasil run mereka juga dikirim bersamaan dengan chat tersebut.</text:span></text:p>
                </text:list-item>
              </text:list>
            </text:list-item>
          </text:list>
        </text:list-item>
      </text:list>
      <text:p text:style-name="P20"><text:span text:style-name="T17"/></text:p>
      <text:list xml:id="list103323902262060" text:continue-numbering="true" text:style-name="L1">
        <text:list-item>
          <text:p text:style-name="P29"><text:span text:style-name="T17">1</text:span><text:span text:style-name="T15">5 Mei 2020 15:49</text:span></text:p>
          <text:list>
            <text:list-item>
              <text:p text:style-name="P21"><text:span text:style-name="T15">ITB mengkonfirmasi adanya perbedaan dalam file demand </text:span><text:span text:style-name="T13">jobmat 2 weeks with FIL category</text:span><text:span text:style-name="T18">.</text:span></text:p>
              <text:list>
                <text:list-item>
                  <text:p text:style-name="P21"><text:span text:style-name="T15">kami membandingkan data demand pada tanggal 5-13 Sep yg telah kami terima sebelumnya dgn data demand yg ada dalam file review yg ini dikirim Mas David ini. </text:span></text:p>
                </text:list-item>
                <text:list-item>
                  <text:p text:style-name="P21"><text:span text:style-name="T15">Setelah melakukan perbandingan, kami menemukan perbedaan banyak produk 4P &amp; 18P sbb.</text:span></text:p>
                </text:list-item>
                <text:list-item>
                  <text:p text:style-name="P21"><text:span text:style-name="T15">Pada file review ini:</text:span></text:p>
                  <text:list>
                    <text:list-item>
                      <text:p text:style-name="P21"><text:span text:style-name="T15">18P --&gt; 8</text:span></text:p>
                    </text:list-item>
                    <text:list-item>
                      <text:p text:style-name="P21"><text:span text:style-name="T15">4P --&gt; 17</text:span></text:p>
                    </text:list-item>
                  </text:list>
                </text:list-item>
                <text:list-item>
                  <text:p text:style-name="P21"><text:span text:style-name="T15">Pada file jobmat yg kami generate:</text:span></text:p>
                  <text:list>
                    <text:list-item>
                      <text:p text:style-name="P21"><text:span text:style-name="T15">18P --&gt; 9</text:span></text:p>
                    </text:list-item>
                    <text:list-item>
                      <text:p text:style-name="P21"><text:span text:style-name="T15">4P --&gt; 16.</text:span></text:p>
                    </text:list-item>
                  </text:list>
                </text:list-item>
                <text:list-item>
                  <text:p text:style-name="P21"><text:span text:style-name="T15">setelah kami telusuri, ternyata hal ini karena adanya perbedaan data demand pada tgl 12 sep utk produk NS FO.</text:span></text:p>
                </text:list-item>
                <text:list-item>
                  <text:p text:style-name="P21"><text:span text:style-name="T15">Dalam file review, pada tgl 12 ada demand utk produk <text:s/>NS FO PLS 16Rx 10Sx14G. Sedangkan pada data demand yg kami punya, pada tgl itu ada demand utk produk NS FO PLS 14Gx18Px40S.</text:span></text:p>
                </text:list-item>
                <text:list-item>
                  <text:p text:style-name="P21"><text:span text:style-name="T15">Kami ingin mengonfirmasi ini juga: data demand mana yg harusnya kami gunakan?</text:span></text:p>
                </text:list-item>
              </text:list>
            </text:list-item>
            <text:list-item>
              <text:p text:style-name="P22"><text:span text:style-name="T15">Konfirmasi dari Galih:</text:span></text:p>
              <text:list>
                <text:list-item>
                  <text:p text:style-name="P22"><text:span text:style-name="T15">Pakai file demand terbaru saja untuk melakukan running.</text:span></text:p>
                </text:list-item>
              </text:list>
            </text:list-item>
          </text:list>
        </text:list-item>
        <text:list-item>
          <text:p text:style-name="P23"><text:span text:style-name="T15">16 Mei 2020 09:47</text:span></text:p>
          <text:list>
            <text:list-item>
              <text:p text:style-name="P23"><text:span text:style-name="T15">Pertanyaan dari Bu Rieske terkait kebijakan wet cleaning.</text:span></text:p>
              <text:list>
                <text:list-item>
                  <text:p text:style-name="P23"><text:span text:style-name="T15">Mas Galih dan Mas David, apakah kebijakan mencuci mesin filling dengan frekuensi per tiga hari itu strick harus dipenuhi? Mungkin jedanya disesuaikan dengan banyaknya proses mencuci ya. Sebagai contoh, kalau hanya perlu 2 x mencuci dalam 7 hari jedanya lebih besar. Intinya jadi balance periode antar cuci.</text:span></text:p>
                </text:list-item>
                <text:list-item>
                  <text:p text:style-name="P23"><text:span text:style-name="T15">Yang masih kami butuhkan adalah informasi kapan mesin harus dimatikan untuk shift ke dua pada tipe long shift. Dari detail shift yg kami punya, untuk 2 shift, mesin harus dimatikan pada pk 21.35. Ini berlaku untuk mesin mixing dan filling packing?</text:span></text:p>
                </text:list-item>
              </text:list>
            </text:list-item>
            <text:list-item>
              <text:p text:style-name="P24"><text:span text:style-name="T15">Informasi dari Galih terkait kebijakan cuci:</text:span></text:p>
              <text:list>
                <text:list-item>
                  <text:p text:style-name="P24"><text:span text:style-name="T15">Jeda lebih banyak boleh bu.</text:span></text:p>
                </text:list-item>
                <text:list-item>
                  <text:p text:style-name="P24"><text:span text:style-name="T15">Tapi ada maks 3 minggu. Wajib di total wet cleaning.</text:span></text:p>
                </text:list-item>
                <text:list-item>
                  <text:p text:style-name="P24"><text:span text:style-name="T15">Betul tidak prefer dalam 1 hari 2 kali atau lebih wet cleaning (tidak ditumpuk dalam sehari untuk semua cleaningnya).</text:span></text:p>
                </text:list-item>
              </text:list>
            </text:list-item>
            <text:list-item>
              <text:p text:style-name="P25"><text:span text:style-name="T15">Informasi dari Galih terkait dengan </text:span><text:span text:style-name="T19">long shift:</text:span></text:p>
              <text:list>
                <text:list-item>
                  <text:p text:style-name="P25"><text:span text:style-name="T19">Saat longshift mesin hanya dimatikan sebentar biasanya di jam 5.30 atau 5.45 untuk proses dry clean akhir 1 hari.</text:span></text:p>
                </text:list-item>
                <text:list-item>
                  <text:p text:style-name="P25"><text:span text:style-name="T19">Kalau hari shift biasa, utk mesin filling biasa off di jam 21.45 krn akan dry cleaning jg di akhir shift.</text:span></text:p>
                </text:list-item>
                <text:list-item>
                  <text:p text:style-name="P25"><text:span text:style-name="T19">Kalo shift 2 kita mixing maksimal pukul 22:00.</text:span></text:p>
                </text:list-item>
              </text:list>
            </text:list-item>
          </text:list>
        </text:list-item>
        <text:list-item>
          <text:p text:style-name="P26"><text:span text:style-name="T15">21 </text:span><text:span text:style-name="T19">M</text:span><text:span text:style-name="T15">ei 2020 13.12</text:span></text:p>
          <text:list>
            <text:list-item>
              <text:p text:style-name="P26"><text:span text:style-name="T15">ITB hendak mengkonfirmasi beberapa hal, yakni:</text:span></text:p>
              <text:list>
                <text:list-item>
                  <text:p text:style-name="P26"><text:span text:style-name="T15">Sheet 1: working shift.</text:span></text:p>
                  <text:list>
                    <text:list-item>
                      <text:p text:style-name="P26"><text:span text:style-name="T15">Kami petakan working shift (normal &amp; long shift) berdasarkan file planned process. Kebanyakan tulisan berwarna merah adalah hal2 yg kami masih belum jelas benar/tidaknya, terutama utk detail long shift kedua.</text:span></text:p>
                    </text:list-item>
                  </text:list>
                </text:list-item>
                <text:list-item>
                  <text:p text:style-name="P26"><text:span text:style-name="T15">Sheet 2: hal2 terkait proses produksi.</text:span></text:p>
                </text:list-item>
                <text:list-item>
                  <text:p text:style-name="P26"><text:span text:style-name="T15">Sheet 3: hal terkait container, bin, &amp; kenceng.</text:span></text:p>
                </text:list-item>
                <text:list-item>
                  <text:p text:style-name="P26"><text:span text:style-name="T15">Sheet 4: pertanyaan tambahan utk 3 sheet sebelumnya.</text:span></text:p>
                </text:list-item>
                <text:list-item>
                  <text:p text:style-name="P26"><text:span text:style-name="T15">File dikirimkan bersamaan dengan chat.</text:span></text:p>
                </text:list-item>
              </text:list>
            </text:list-item>
            <text:list-item>
              <text:p text:style-name="P27"><text:span text:style-name="T15">Dijawab oleh David pada 22 Mei 2020 12:17</text:span></text:p>
              <text:list>
                <text:list-item>
                  <text:p text:style-name="P11"><text:span text:style-name="T20">Sudah direview dan disampaikan ke ITB. Namun kurang pada bagian </text:span><text:span text:style-name="T14">matriks proses</text:span><text:span text:style-name="T20">.</text:span></text:p>
                </text:list-item>
                <text:list-item>
                  <text:p text:style-name="P27"><text:span text:style-name="T15">Sisanya sudah kami review, untuk matriks proses kita usahakan selesai review pekan depan. Karena cukup banyak detail yg perlu direview.</text:span></text:p>
                </text:list-item>
                <text:list-item>
                  <text:p text:style-name="P27"><text:span text:style-name="T15">File dikirimkan bersamaan dengan chat.</text:span></text:p>
                </text:list-item>
              </text:list>
            </text:list-item>
            <text:list-item>
              <text:p text:style-name="P28"><text:span text:style-name="T15">Hasil review terakhir dikirimkan pada 28 Mei 2020 16:02</text:span></text:p>
              <text:list>
                <text:list-item>
                  <text:p text:style-name="P12"><text:span text:style-name="T21">Berikut review final (terakhir kurang sheet: Matriks proses) dari kami untuk file excel yang sblm lebaran lalu dikirim.</text:span></text:p>
                </text:list-item>
              </text:list>
            </text:list-item>
          </text:list>
        </text:list-item>
        <text:list-item>
          <text:p text:style-name="P12"><text:span text:style-name="T2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09:41:19.312157743</meta:creation-date>
    <dc:date>2020-06-22T10:33:22.571149197</dc:date>
    <meta:editing-duration>PT51M46S</meta:editing-duration>
    <meta:editing-cycles>40</meta:editing-cycles>
    <meta:generator>LibreOffice/6.4.3.2$Linux_X86_64 LibreOffice_project/40$Build-2</meta:generator>
    <meta:document-statistic meta:table-count="0" meta:image-count="0" meta:object-count="0" meta:page-count="2" meta:paragraph-count="77" meta:word-count="943" meta:character-count="5405" meta:non-whitespace-character-count="4612"/>
  </office:meta>
</office:document-meta>
</file>